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" draw:marker-end-width="0.3cm" draw:fill="none" draw:fill-color="#ffffff" draw:textarea-vertical-align="middle"/>
    </style:style>
    <style:style style:name="gr4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39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568cm"/>
    </style:style>
    <style:style style:name="gr8" style:family="graphic" style:parent-style-name="standard">
      <style:graphic-properties draw:stroke="none" svg:stroke-color="#000000" draw:fill="none" draw:fill-color="#ffffff" fo:min-height="1.396cm"/>
    </style:style>
    <style:style style:name="gr9" style:family="graphic" style:parent-style-name="standard">
      <style:graphic-properties draw:stroke="none" svg:stroke-color="#000000" draw:fill="none" draw:fill-color="#ffffff" fo:min-height="1.481cm"/>
    </style:style>
    <style:style style:name="gr10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11" style:family="graphic" style:parent-style-name="objectwithoutfill">
      <style:graphic-properties svg:stroke-color="#00ff00" draw:marker-end="Arrow" draw:marker-end-width="0.3cm" draw:fill="none" draw:fill-color="#ffffff" draw:textarea-vertical-align="middle"/>
    </style:style>
    <style:style style:name="gr12" style:family="graphic" style:parent-style-name="objectwithoutfill">
      <style:graphic-properties draw:marker-end="Arrow" draw:fill="none" draw:textarea-vertical-align="middle"/>
    </style:style>
    <style:style style:name="gr13" style:family="graphic" style:parent-style-name="standard">
      <style:graphic-properties draw:fill="none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15" style:family="graphic" style:parent-style-name="standard">
      <style:graphic-properties svg:stroke-color="#ffff00" draw:fill="solid" draw:fill-color="#ffff00" draw:textarea-horizontal-align="justify" draw:textarea-vertical-align="middle" draw:auto-grow-height="false"/>
    </style:style>
    <style:style style:name="gr16" style:family="graphic" style:parent-style-name="objectwithoutfill">
      <style:graphic-properties svg:stroke-color="#00ff00"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xml:id="id3" draw:id="id3" draw:layer="layout" svg:width="1.7cm" svg:height="1.5cm" svg:x="8.4cm" svg:y="8.625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xml:id="id2" draw:id="id2" draw:layer="layout" svg:width="2.8cm" svg:height="0.9cm" svg:x="7.8cm" svg:y="11.125cm">
          <text:p text:style-name="P1">/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6" draw:id="id6" draw:layer="layout" svg:width="2.8cm" svg:height="0.9cm" svg:x="7.8cm" svg:y="12.925cm">
          <text:p text:style-name="P1">us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4" draw:id="id4" draw:layer="layout" svg:width="2.6cm" svg:height="2.125cm" svg:x="8cm" svg:y="5.3cm">
          <text:p text:style-name="P1">ext3</text:p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5" draw:id="id5" draw:layer="layout" svg:width="1.3cm" svg:height="1.3cm" svg:x="5.6cm" svg:y="17.2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cm" svg:height="1.3cm" svg:x="8.3cm" svg:y="17.2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line-skew="0.7cm" svg:x1="10.6cm" svg:y1="13.374cm" svg:x2="10.6cm" svg:y2="11.575cm" draw:start-shape="id1" draw:start-glue-point="2" draw:end-shape="id2" draw:end-glue-point="1" svg:d="m10600 13374v26h501v-1825h-501" svg:viewBox="0 0 502 1826">
          <text:p/>
        </draw:connector>
        <draw:connector draw:style-name="gr4" draw:text-style-name="P1" draw:layer="layout" svg:x1="6.079cm" svg:y1="7.87cm" svg:x2="8.4cm" svg:y2="9.563cm" draw:end-shape="id3" draw:end-glue-point="6" svg:d="m6079 7870h910v1693h1411" svg:viewBox="0 0 2322 1694">
          <text:p/>
        </draw:connector>
        <draw:connector draw:style-name="gr4" draw:text-style-name="P1" draw:layer="layout" svg:x1="6.157cm" svg:y1="5.73cm" svg:x2="8.65cm" svg:y2="6.363cm" draw:end-shape="id4" draw:end-glue-point="5" svg:d="m6157 5730h671v633h1822" svg:viewBox="0 0 2494 634">
          <text:p/>
        </draw:connector>
        <draw:line draw:style-name="gr4" draw:text-style-name="P1" draw:layer="layout" svg:x1="9cm" svg:y1="10.125cm" svg:x2="9cm" svg:y2="11.225cm">
          <text:p/>
        </draw:line>
        <draw:frame draw:style-name="gr5" draw:layer="layout" svg:width="3cm" svg:height="1.725cm" svg:x="2cm" svg:y="5.1cm">
          <draw:text-box>
            <text:p>挂载点</text:p>
            <text:p>mount</text:p>
          </draw:text-box>
        </draw:frame>
        <draw:connector draw:style-name="gr4" draw:text-style-name="P1" draw:layer="layout" svg:x1="7.8cm" svg:y1="11.575cm" svg:x2="5.6cm" svg:y2="17.875cm" draw:start-shape="id2" draw:start-glue-point="3" draw:end-shape="id5" draw:end-glue-point="6" svg:d="m7800 11575h-2701v6300h501" svg:viewBox="0 0 2702 6301">
          <text:p/>
        </draw:connector>
        <draw:line draw:style-name="gr6" draw:text-style-name="P1" draw:layer="layout" svg:x1="6.9cm" svg:y1="17.925cm" svg:x2="8.5cm" svg:y2="17.925cm">
          <text:p/>
        </draw:line>
        <draw:line draw:style-name="gr6" draw:text-style-name="P1" draw:layer="layout" svg:x1="9.5cm" svg:y1="17.825cm" svg:x2="11.2cm" svg:y2="17.825cm">
          <text:p/>
        </draw:line>
        <draw:frame draw:style-name="gr7" draw:layer="layout" svg:width="4.5cm" svg:height="1.818cm" svg:x="1.8cm" svg:y="8.401cm">
          <draw:text-box>
            <text:p>超级块</text:p>
            <text:p>super_block</text:p>
          </draw:text-box>
        </draw:frame>
        <draw:frame draw:style-name="gr8" draw:layer="layout" svg:width="3cm" svg:height="1.725cm" svg:x="1.8cm" svg:y="11.102cm">
          <draw:text-box>
            <text:p>目录项</text:p>
            <text:p>dentry</text:p>
          </draw:text-box>
        </draw:frame>
        <draw:frame draw:style-name="gr9" draw:layer="layout" svg:width="3.1cm" svg:height="1.731cm" svg:x="1.8cm" svg:y="16.378cm">
          <draw:text-box>
            <text:p>索引节点</text:p>
            <text:p>inode</text:p>
          </draw:text-box>
        </draw:frame>
        <draw:line draw:style-name="gr6" draw:text-style-name="P1" draw:layer="layout" svg:x1="9.4cm" svg:y1="7.525cm" svg:x2="9.4cm" svg:y2="8.625cm">
          <text:p/>
        </draw:line>
        <draw:connector draw:style-name="gr3" draw:text-style-name="P1" draw:layer="layout" svg:x1="7.8cm" svg:y1="13.375cm" svg:x2="7.8cm" svg:y2="11.575cm" draw:start-shape="id6" draw:start-glue-point="3" draw:end-shape="id2" draw:end-glue-point="3" svg:d="m7800 13375h-501v-1800h501" svg:viewBox="0 0 502 1801">
          <text:p/>
        </draw:connector>
        <draw:custom-shape draw:style-name="gr10" draw:text-style-name="P1" xml:id="id7" draw:id="id7" draw:layer="layout" svg:width="4.5cm" svg:height="0.9cm" svg:x="6.5cm" svg:y="14.724cm">
          <text:p text:style-name="P1">newno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xml:id="id1" draw:id="id1" draw:layer="layout" svg:x1="10.6cm" svg:y1="13.374cm" svg:x2="11cm" svg:y2="15.174cm" draw:end-shape="id7" draw:end-glue-point="1" svg:d="m10600 13374h901v1800h-501" svg:viewBox="0 0 902 1801">
          <text:p/>
        </draw:connector>
        <draw:connector draw:style-name="gr3" draw:text-style-name="P1" draw:layer="layout" svg:x1="7.8cm" svg:y1="13.374cm" svg:x2="6.5cm" svg:y2="15.174cm" draw:end-shape="id7" draw:end-glue-point="3" svg:d="m7800 13374h-1801v1800h501" svg:viewBox="0 0 1802 1801">
          <text:p/>
        </draw:connector>
        <draw:line draw:style-name="gr11" draw:text-style-name="P1" draw:layer="layout" svg:x1="9.4cm" svg:y1="15.625cm" svg:x2="11.4cm" svg:y2="17.2cm">
          <text:p/>
        </draw:line>
        <draw:path draw:style-name="gr12" draw:text-style-name="P1" draw:layer="layout" svg:width="8.375cm" svg:height="4.047cm" draw:transform="skewX (-1.11788338590237) rotate (-2.97142305152035) translate (16.6525774050651cm 16.0815991093932cm)" svg:viewBox="0 0 8376 4048" svg:d="m0 4048c8281-2 8376-4048 8376-4048l-155 68">
          <text:p/>
        </draw:path>
        <draw:custom-shape draw:style-name="gr13" draw:text-style-name="P1" draw:layer="layout" svg:width="18cm" svg:height="20.3cm" svg:x="1.5cm" svg:y="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1.3cm" svg:height="1.3cm" svg:x="11.199cm" svg:y="17.1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1.3cm" svg:height="1.3cm" svg:x="7cm" svg:y="12.1cm">
          <text:p text:style-name="P1">1.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1.3cm" svg:height="1.3cm" svg:x="5.5cm" svg:y="14.1cm">
          <text:p text:style-name="P1">1.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1.3cm" svg:height="1.3cm" svg:x="11.2cm" svg:y="16.1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3.3cm" svg:height="1.3cm" svg:x="10.401cm" svg:y="20.1cm">
          <text:p text:style-name="P1">i_rdev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3cm" svg:height="1.3cm" svg:x="10.4cm" svg:y="21.399cm">
          <text:p text:style-name="P1">i_fop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12cm" svg:y1="18.3cm" svg:x2="12cm" svg:y2="20.1cm">
          <text:p/>
        </draw:line>
        <draw:custom-shape draw:style-name="gr15" draw:text-style-name="P1" draw:layer="layout" svg:width="1.3cm" svg:height="1.3cm" svg:x="13.1cm" svg:y="19.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4.4cm" svg:height="1.3cm" svg:x="14.8cm" svg:y="21.4cm">
          <text:p text:style-name="P1">默认文件操作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13.6cm" svg:y1="22cm" svg:x2="15cm" svg:y2="22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C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1-01T11:26:32</meta:creation-date>
    <dc:date>2014-02-13T22:14:20</dc:date>
    <meta:editing-duration>PT4H36M40S</meta:editing-duration>
    <meta:editing-cycles>104</meta:editing-cycles>
    <meta:generator>LibreOffice/3.5$Linux_x86 LibreOffice_project/350m1$Build-2</meta:generator>
    <meta:document-statistic meta:object-count="35"/>
  </office:meta>
</office:document-meta>
</file>